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69c4" officeooo:paragraph-rsid="001369c4"/>
    </style:style>
    <style:style style:name="P2" style:family="paragraph" style:parent-style-name="Standard">
      <style:paragraph-properties fo:text-align="start" style:justify-single-word="false"/>
      <style:text-properties officeooo:rsid="001369c4" officeooo:paragraph-rsid="001369c4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369c4" officeooo:paragraph-rsid="001369c4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commendation and evaluation</text:p>
      <text:p text:style-name="P1"><text:s/></text:p>
      <text:p text:style-name="P2">Since our project is real-time. The best detector/descriptor combination are the ones that can gives sufficient number of matches in lowest possible time. From my observation, and the data from task 7, 8, and 9, I found that the best combination are: </text:p>
      <text:p text:style-name="P2"/>
      <text:p text:style-name="P2">1-FAST (detector) with BRIEF (descriptor):</text:p>
      <text:p text:style-name="P2">This gives around 550 matches in only 5ms.</text:p>
      <text:p text:style-name="P2"/>
      <text:p text:style-name="P2">2- FAST (detector) with ORB (descriptor):</text:p>
      <text:p text:style-name="P2">This combination gives about 500 matches in 4 ms.</text:p>
      <text:p text:style-name="P2"/>
      <text:p text:style-name="P2">3-FAST (detector) with BRISK (descriptor) :</text:p>
      <text:p text:style-name="P2">This combination gives about 350 matches in 13 ms.</text:p>
      <text:p text:style-name="P2"/>
      <text:p text:style-name="P2">It must be noted that BRISK detector gives more keypoints and matches but is much slower so it is not the best option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14:57:01.023808561</meta:creation-date>
    <dc:date>2020-02-16T15:05:58.528367554</dc:date>
    <meta:editing-duration>PT8M58S</meta:editing-duration>
    <meta:editing-cycles>1</meta:editing-cycles>
    <meta:document-statistic meta:table-count="0" meta:image-count="0" meta:object-count="0" meta:page-count="1" meta:paragraph-count="10" meta:word-count="111" meta:character-count="667" meta:non-whitespace-character-count="562"/>
    <meta:generator>LibreOffice/5.1.6.2$Linux_X86_64 LibreOffice_project/10m0$Build-2</meta:generator>
  </office:meta>
</office:document-meta>
</file>